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text-properties fo:color="#0b0080" style:font-name="Arial Unicode MS" fo:font-size="10.5pt" fo:language="en" fo:country="US" fo:font-style="normal" style:text-underline-style="none" fo:font-weight="normal" fo:background-color="#ffffff" style:font-name-asian="Arial Unicode MS1" style:font-size-asian="10.5pt" style:font-style-asian="normal" style:font-weight-asian="normal" style:font-name-complex="Arial Unicode MS1"/>
    </style:style>
    <style:style style:name="P2" style:family="paragraph" style:parent-style-name="Standard" style:list-style-name="">
      <style:text-properties fo:color="#0b0080" style:font-name="Arial Unicode MS" fo:font-size="10.5pt" fo:language="en" fo:country="US" fo:font-style="normal" style:text-underline-style="none" fo:font-weight="normal" fo:background-color="#ffffff" style:font-name-asian="Arial Unicode MS1" style:font-size-asian="10.5pt" style:font-style-asian="normal" style:font-weight-asian="normal" style:font-name-complex="Arial Unicode MS1" style:font-weight-complex="normal"/>
    </style:style>
    <style:style style:name="P3" style:family="paragraph" style:parent-style-name="Standard" style:list-style-name="">
      <style:text-properties fo:color="#0b0080" style:font-name="Arial Unicode MS" fo:font-size="10.5pt" fo:language="en" fo:country="US" fo:font-style="normal" style:text-underline-style="none" fo:font-weight="bold" fo:background-color="#ffffff" style:font-name-asian="Arial Unicode MS1" style:font-size-asian="10.5pt" style:font-style-asian="normal" style:font-weight-asian="bold" style:font-name-complex="Arial Unicode MS1" style:font-weight-complex="bold"/>
    </style:style>
    <style:style style:name="P4" style:family="paragraph" style:parent-style-name="Standard" style:list-style-name=""/>
    <style:style style:name="P5" style:family="paragraph" style:parent-style-name="Standard" style:list-style-name="WWNum2"/>
    <style:style style:name="P6" style:family="paragraph" style:parent-style-name="Standard" style:list-style-name="">
      <style:text-properties fo:color="#222222" style:font-name="Arial Unicode MS" fo:font-size="10.5pt" fo:language="en" fo:country="US" fo:font-style="normal" fo:font-weight="normal" fo:background-color="#ffffff" style:font-name-asian="Arial Unicode MS1" style:font-size-asian="10.5pt" style:font-style-asian="normal" style:font-weight-asian="normal" style:font-name-complex="Arial Unicode MS1"/>
    </style:style>
    <style:style style:name="P7" style:family="paragraph" style:parent-style-name="Standard" style:list-style-name="WWNum3"/>
    <style:style style:name="P8" style:family="paragraph" style:parent-style-name="Standard" style:list-style-name="WWNum4"/>
    <style:style style:name="P9" style:family="paragraph" style:parent-style-name="Standard" style:list-style-name="WWNum5"/>
    <style:style style:name="P10" style:family="paragraph" style:parent-style-name="Standard" style:list-style-name="">
      <style:text-properties fo:color="#0000ff" style:font-name="Arial Unicode MS" fo:font-size="10.5pt" fo:language="en" fo:country="US" style:font-name-asian="Arial Unicode MS1" style:font-size-asian="10.5pt" style:font-name-complex="Arial Unicode MS1" style:font-size-complex="8pt"/>
    </style:style>
    <style:style style:name="P11" style:family="paragraph" style:parent-style-name="Standard" style:list-style-name="">
      <style:text-properties fo:color="#0000ff" style:font-name="Arial Unicode MS" fo:font-size="10.5pt" fo:language="en" fo:country="US" fo:font-style="normal" style:text-underline-style="none" fo:font-weight="normal" fo:background-color="#ffffff" style:font-name-asian="Arial Unicode MS1" style:font-size-asian="10.5pt" style:font-style-asian="normal" style:font-weight-asian="normal" style:font-name-complex="Arial Unicode MS1" style:font-weight-complex="normal"/>
    </style:style>
    <style:style style:name="P12" style:family="paragraph" style:parent-style-name="Standard" style:list-style-name="WWNum6"/>
    <style:style style:name="P13" style:family="paragraph" style:parent-style-name="Standard" style:list-style-name="">
      <style:text-properties fo:color="#3366ff" style:font-name="Arial Unicode MS" fo:font-size="10.5pt" fo:language="en" fo:country="US" fo:font-style="normal" fo:font-weight="normal" fo:background-color="#ffffff" style:font-name-asian="Arial Unicode MS1" style:font-size-asian="10.5pt" style:font-style-asian="normal" style:font-weight-asian="normal" style:font-name-complex="Arial Unicode MS1" style:font-weight-complex="normal"/>
    </style:style>
    <style:style style:name="P14" style:family="paragraph" style:parent-style-name="Standard" style:list-style-name="WWNum7"/>
    <style:style style:name="P15" style:family="paragraph" style:parent-style-name="Standard" style:list-style-name="WWNum8"/>
    <style:style style:name="P16" style:family="paragraph" style:parent-style-name="Standard" style:list-style-name="WWNum9"/>
    <style:style style:name="P17" style:family="paragraph" style:parent-style-name="Standard" style:list-style-name="WWNum10"/>
    <style:style style:name="P18" style:family="paragraph" style:parent-style-name="Standard" style:list-style-name="WWNum11"/>
    <style:style style:name="P19" style:family="paragraph" style:parent-style-name="Standard" style:list-style-name="WWNum12"/>
    <style:style style:name="P20" style:family="paragraph" style:parent-style-name="Standard" style:list-style-name="WWNum13"/>
    <style:style style:name="P21" style:family="paragraph" style:parent-style-name="Standard" style:list-style-name="WWNum14"/>
    <style:style style:name="P22" style:family="paragraph" style:parent-style-name="Standard" style:list-style-name="WWNum15"/>
    <style:style style:name="P23" style:family="paragraph" style:parent-style-name="Standard" style:list-style-name="WWNum16"/>
    <style:style style:name="P24" style:family="paragraph" style:parent-style-name="Standard" style:list-style-name="WWNum17"/>
    <style:style style:name="P25" style:family="paragraph" style:parent-style-name="Standard" style:list-style-name="WWNum18"/>
    <style:style style:name="P26" style:family="paragraph" style:parent-style-name="Standard" style:list-style-name="WWNum19"/>
    <style:style style:name="P27" style:family="paragraph" style:parent-style-name="Standard" style:list-style-name="WWNum20"/>
    <style:style style:name="P28" style:family="paragraph" style:parent-style-name="Standard" style:list-style-name="WWNum21"/>
    <style:style style:name="P29" style:family="paragraph" style:parent-style-name="Standard" style:list-style-name="WWNum22"/>
    <style:style style:name="P30" style:family="paragraph" style:parent-style-name="Standard" style:list-style-name="WWNum23"/>
    <style:style style:name="P31" style:family="paragraph" style:parent-style-name="Standard" style:list-style-name="WWNum1" style:master-page-name="Standard">
      <style:paragraph-properties style:page-number="auto"/>
    </style:style>
    <style:style style:name="T1" style:family="text">
      <style:text-properties fo:color="#0000ff" style:font-name="Arial Unicode MS" fo:language="en" fo:country="US" style:font-name-asian="Arial Unicode MS1" style:font-name-complex="Arial Unicode MS1"/>
    </style:style>
    <style:style style:name="T2" style:family="text">
      <style:text-properties fo:color="#0000ff" style:font-name="Arial Unicode MS" fo:font-size="10.5pt" fo:font-style="normal" fo:font-weight="normal" fo:background-color="#ffffff" loext:char-shading-value="0" style:font-name-asian="Arial Unicode MS1" style:font-size-asian="10.5pt" style:font-style-asian="normal" style:font-weight-asian="normal" style:font-name-complex="Arial Unicode MS1"/>
    </style:style>
    <style:style style:name="T3" style:family="text">
      <style:text-properties fo:color="#0000ff" style:font-name="Arial Unicode MS" fo:font-size="10.5pt" fo:font-style="normal" style:text-underline-style="none" fo:font-weight="normal" fo:background-color="#ffffff" loext:char-shading-value="0" style:font-name-asian="Arial Unicode MS1" style:font-size-asian="10.5pt" style:font-style-asian="normal" style:font-weight-asian="normal" style:font-name-complex="Arial Unicode MS1"/>
    </style:style>
    <style:style style:name="T4" style:family="text">
      <style:text-properties fo:color="#0000ff" style:font-name="Arial Unicode MS" fo:font-size="10.5pt" fo:language="en" fo:country="US" fo:font-style="normal" style:text-underline-style="none" fo:font-weight="normal" fo:background-color="#ffffff" loext:char-shading-value="0" style:font-name-asian="Arial Unicode MS1" style:font-size-asian="10.5pt" style:font-style-asian="normal" style:font-weight-asian="normal" style:font-name-complex="Arial Unicode MS1"/>
    </style:style>
    <style:style style:name="T5" style:family="text">
      <style:text-properties fo:color="#0000ff" style:font-name="Arial Unicode MS" fo:font-size="10.5pt" fo:language="en" fo:country="US" fo:font-style="normal" style:text-underline-style="none" fo:font-weight="normal" fo:background-color="#ffffff" loext:char-shading-value="0" style:font-name-asian="Arial Unicode MS1" style:font-size-asian="10.5pt" style:font-style-asian="normal" style:font-weight-asian="normal" style:font-name-complex="Arial Unicode MS1" style:font-weight-complex="normal"/>
    </style:style>
    <style:style style:name="T6" style:family="text">
      <style:text-properties fo:color="#0000ff" style:font-name="Arial Unicode MS" fo:font-size="10.5pt" fo:language="en" fo:country="US" fo:font-style="normal" style:text-underline-style="none" fo:font-weight="bold" fo:background-color="#ffffff" loext:char-shading-value="0" style:font-name-asian="Arial Unicode MS1" style:font-size-asian="10.5pt" style:font-style-asian="normal" style:font-weight-asian="bold" style:font-name-complex="Arial Unicode MS1" style:font-weight-complex="bold"/>
    </style:style>
    <style:style style:name="T7" style:family="text">
      <style:text-properties fo:color="#0000ff" style:font-name="Arial Unicode MS" fo:font-size="10.5pt" fo:language="en" fo:country="US" fo:font-style="normal" fo:font-weight="normal" fo:background-color="#ffffff" loext:char-shading-value="0" style:font-name-asian="Arial Unicode MS1" style:font-size-asian="10.5pt" style:font-style-asian="normal" style:font-weight-asian="normal" style:font-name-complex="Arial Unicode MS1"/>
    </style:style>
    <style:style style:name="T8" style:family="text">
      <style:text-properties fo:color="#0000ff" style:font-name="Arial Unicode MS" fo:font-size="10.5pt" fo:language="en" fo:country="US" style:font-name-asian="Arial Unicode MS1" style:font-size-asian="10.5pt" style:font-name-complex="Arial Unicode MS1" style:font-size-complex="8pt"/>
    </style:style>
    <style:style style:name="T9" style:family="text">
      <style:text-properties fo:color="#0000ff" style:font-name="Arial Unicode MS" fo:font-size="10.5pt" style:font-name-asian="Arial Unicode MS1" style:font-size-asian="10.5pt" style:font-name-complex="Arial Unicode MS1" style:font-size-complex="8pt"/>
    </style:style>
    <style:style style:name="T10" style:family="text">
      <style:text-properties fo:color="#0b0080" style:font-name="Arial Unicode MS" fo:font-size="10.5pt" fo:language="en" fo:country="US" fo:font-style="normal" style:text-underline-style="none" fo:font-weight="bold" fo:background-color="#ffffff" loext:char-shading-value="0" style:font-name-asian="Arial Unicode MS1" style:font-size-asian="10.5pt" style:font-style-asian="normal" style:font-weight-asian="bold" style:font-name-complex="Arial Unicode MS1" style:font-weight-complex="bold"/>
    </style:style>
    <style:style style:name="T11" style:family="text">
      <style:text-properties fo:color="#0b0080" style:font-name="Arial Unicode MS" fo:font-size="10.5pt" fo:language="en" fo:country="US" fo:font-style="normal" style:text-underline-style="none" fo:font-weight="normal" fo:background-color="#ffffff" loext:char-shading-value="0" style:font-name-asian="Arial Unicode MS1" style:font-size-asian="10.5pt" style:font-style-asian="normal" style:font-weight-asian="normal" style:font-name-complex="Arial Unicode MS1" style:font-weight-complex="normal"/>
    </style:style>
    <style:style style:name="T12" style:family="text">
      <style:text-properties fo:color="#333399" style:font-name="Arial Unicode MS" fo:font-size="10.5pt" fo:language="en" fo:country="US" fo:font-weight="bold" style:font-name-asian="Arial Unicode MS1" style:font-size-asian="10.5pt" style:font-weight-asian="bold" style:font-name-complex="Arial Unicode MS1" style:font-size-complex="8pt" style:font-weight-complex="bold"/>
    </style:style>
    <style:style style:name="T13" style:family="text">
      <style:text-properties fo:color="#333399" style:font-name="Arial Unicode MS" fo:font-size="10.5pt" fo:language="en" fo:country="US" fo:font-weight="normal" style:font-name-asian="Arial Unicode MS1" style:font-size-asian="10.5pt" style:font-weight-asian="normal" style:font-name-complex="Arial Unicode MS1" style:font-size-complex="8pt" style:font-weight-complex="normal"/>
    </style:style>
    <style:style style:name="T14" style:family="text">
      <style:text-properties fo:color="#3366ff" style:font-name="Arial Unicode MS" fo:font-size="10.5pt" fo:language="en" fo:country="US" fo:font-style="normal" fo:font-weight="normal" fo:background-color="#ffffff" loext:char-shading-value="0" style:font-name-asian="Arial Unicode MS1" style:font-size-asian="10.5pt" style:font-style-asian="normal" style:font-weight-asian="normal" style:font-name-complex="Arial Unicode MS1"/>
    </style:style>
    <style:style style:name="T15" style:family="text">
      <style:text-properties fo:color="#3366ff" style:font-name="Arial Unicode MS" fo:font-size="10.5pt" fo:language="en" fo:country="US" fo:font-style="normal" fo:font-weight="normal" fo:background-color="#ffffff" loext:char-shading-value="0" style:font-name-asian="Arial Unicode MS1" style:font-size-asian="10.5pt" style:font-style-asian="normal" style:font-weight-asian="normal" style:font-name-complex="Arial Unicode MS1" style:font-weight-complex="normal"/>
    </style:style>
    <style:style style:name="T16" style:family="text">
      <style:text-properties fo:color="#3366ff" style:font-name="Arial Unicode MS" fo:font-size="10.5pt" fo:language="en" fo:country="US" fo:font-style="normal" fo:font-weight="bold" fo:background-color="#ffffff" loext:char-shading-value="0" style:font-name-asian="Arial Unicode MS1" style:font-size-asian="10.5pt" style:font-style-asian="normal" style:font-weight-asian="bold" style:font-name-complex="Arial Unicode MS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18791290205486781" text:style-name="WWNum1">
        <text:list-item>
          <text:p text:style-name="P31"><text:span text:style-name="T1">S</text:span><text:span text:style-name="T2">ecvență de caractere standardizată, folosită pentru localizarea unor resurse de pe </text:span><text:a xlink:type="simple" xlink:href="https://ro.wikipedia.org/wiki/Internet" text:style-name="Internet_20_link" text:visited-style-name="Visited_20_Internet_20_Link"><text:span text:style-name="T3">Internet</text:span></text:a><text:span text:style-name="T4">. </text:span></text:p>
        </text:list-item>
      </text:list>
      <text:p text:style-name="P1"/>
      <text:p text:style-name="P4"><text:span text:style-name="T10">URL</text:span></text:p>
      <text:p text:style-name="P4"><text:span text:style-name="T11">URI</text:span></text:p>
      <text:p text:style-name="P4"><text:span text:style-name="T11">DNS</text:span></text:p>
      <text:p text:style-name="P2"/>
      <text:list xml:id="list8572252020708799183" text:style-name="WWNum2">
        <text:list-item>
          <text:p text:style-name="P5"><text:span text:style-name="T7">S</text:span><text:span text:style-name="T2">ecvență </text:span><text:a xlink:type="simple" xlink:href="https://ro.wikipedia.org/w/index.php?title=Alfanumeric&amp;action=edit&amp;redlink=1" text:style-name="Internet_20_link" text:visited-style-name="Visited_20_Internet_20_Link"><text:span text:style-name="T3">alfanumerică</text:span></text:a><text:span text:style-name="T2"> univocă și universală a unei resurse de pe </text:span><text:a xlink:type="simple" xlink:href="https://ro.wikipedia.org/wiki/Internet" text:style-name="Internet_20_link" text:visited-style-name="Visited_20_Internet_20_Link"><text:span text:style-name="T3">Internet</text:span></text:a><text:span text:style-name="T2">, cum ar fi un document sau un </text:span><text:a xlink:type="simple" xlink:href="https://ro.wikipedia.org/wiki/Sit_web" text:style-name="Internet_20_link" text:visited-style-name="Visited_20_Internet_20_Link"><text:span text:style-name="T3">sit web</text:span></text:a><text:span text:style-name="T2">.</text:span></text:p>
        </text:list-item>
      </text:list>
      <text:p text:style-name="P6"/>
      <text:p text:style-name="P4"><text:span text:style-name="T11">URL</text:span></text:p>
      <text:p text:style-name="P4"><text:span text:style-name="T10">URI</text:span></text:p>
      <text:p text:style-name="P4"><text:span text:style-name="T11">DNS</text:span></text:p>
      <text:p text:style-name="P2"/>
      <text:list xml:id="list70373435176884880" text:style-name="WWNum3">
        <text:list-item>
          <text:p text:style-name="P7"><text:span text:style-name="T5"><text:s/>Sintaxa URI (1 - 2 [- 3 - 4 ] ) : </text:span></text:p>
        </text:list-item>
      </text:list>
      <text:p text:style-name="P2"/>
      <text:p text:style-name="P3"><text:span text:style-name="T10"/></text:p>
      <text:p text:style-name="P4"><text:span text:style-name="T10">Schema, Locatie, Interogare, Fragment</text:span></text:p>
      <text:p text:style-name="P4"><text:span text:style-name="T11">Locatie, Schema, Interogare, Fragment</text:span></text:p>
      <text:p text:style-name="P4"><text:span text:style-name="T11">Locatie, Schema, Fragment, Interogare</text:span></text:p>
      <text:p text:style-name="P2"/>
      <text:list xml:id="list5288399170958840630" text:style-name="WWNum4">
        <text:list-item>
          <text:p text:style-name="P8"><text:span text:style-name="T5"><text:s/>Ideea de baza a WWW <text:s/>: “______ unor sisteme informaționale disparate într-un mod _____, fără diferențe între sursele de date”</text:span></text:p>
        </text:list-item>
      </text:list>
      <text:p text:style-name="P2"/>
      <text:p text:style-name="P4"><text:span text:style-name="T10">Integrarea, unitar</text:span></text:p>
      <text:p text:style-name="P4"><text:span text:style-name="T11">Crearea, integrant</text:span></text:p>
      <text:p text:style-name="P4"><text:span text:style-name="T11">Accesarea, facil</text:span></text:p>
      <text:p text:style-name="P2"/>
      <text:list xml:id="list1850612700263972405" text:style-name="WWNum5">
        <text:list-item>
          <text:p text:style-name="P9"><text:span text:style-name="T8"><text:s/></text:span><text:span text:style-name="T9">Material scris sau grafic interconectat într-o manieră complexă care în mod convențional nu poate fi reprezentat pe hârtie.</text:span><text:span text:style-name="T8"> (Specific)</text:span></text:p>
        </text:list-item>
      </text:list>
      <text:p text:style-name="P10"/>
      <text:p text:style-name="P4"><text:span text:style-name="T12">Hypertext</text:span></text:p>
      <text:p text:style-name="P4"><text:span text:style-name="T13">Hyperlink</text:span></text:p>
      <text:p text:style-name="P4"><text:span text:style-name="T13">Document</text:span></text:p>
      <text:p text:style-name="P6"/>
      <text:list xml:id="list6773123238578074696" text:style-name="WWNum6">
        <text:list-item>
          <text:p text:style-name="P12"><text:span text:style-name="T14">Marcajul (tag-ul) specific HTML pentru un hyperlink functional, cu tot cu atributul specific este :</text:span></text:p>
        </text:list-item>
      </text:list>
      <text:p text:style-name="P4"><text:span text:style-name="T16">&lt;a href&gt;</text:span></text:p>
      <text:p text:style-name="P4"><text:span text:style-name="T15">&lt;a name&gt;</text:span></text:p>
      <text:p text:style-name="P4"><text:span text:style-name="T15">&lt;a target&gt;</text:span></text:p>
      <text:p text:style-name="P13"/>
      <text:list xml:id="list2699008330333698751" text:style-name="WWNum7">
        <text:list-item>
          <text:p text:style-name="P14"><text:span text:style-name="T15">Tag-ul specific introducerii fragmentarii textului, ducand la aparitia unei noi linii, este :</text:span></text:p>
        </text:list-item>
      </text:list>
      <text:p text:style-name="P4"><text:span text:style-name="T16">&lt;br&gt;</text:span></text:p>
      <text:p text:style-name="P4"><text:span text:style-name="T15">&lt;wbr&gt;</text:span></text:p>
      <text:p text:style-name="P4"><text:span text:style-name="T15">&lt;li&gt;</text:span></text:p>
      <text:p text:style-name="P13"/>
      <text:list xml:id="list49495792266005360" text:style-name="WWNum8">
        <text:list-item>
          <text:p text:style-name="P15"><text:span text:style-name="T15">Tag ce marcheaza zonele in care textul se poate fragmenta in cazul unui resize al ferestrei.</text:span></text:p>
        </text:list-item>
      </text:list>
      <text:p text:style-name="P4"><text:span text:style-name="T16">&lt;wbr&gt;</text:span></text:p>
      <text:p text:style-name="P4"><text:span text:style-name="T15">&lt;div&gt;</text:span></text:p>
      <text:p text:style-name="P4"><text:span text:style-name="T15">&lt;br&gt;</text:span></text:p>
      <text:p text:style-name="P13"><text:soft-page-break/></text:p>
      <text:list xml:id="list5449397365117226275" text:style-name="WWNum9">
        <text:list-item>
          <text:p text:style-name="P16"><text:span text:style-name="T15">Tag folosit indeosebi in concordanta cu CSS, pentru a determina sectiuni ale paginii.</text:span></text:p>
        </text:list-item>
      </text:list>
      <text:p text:style-name="P4"><text:span text:style-name="T16">&lt;div&gt;</text:span></text:p>
      <text:p text:style-name="P4"><text:span text:style-name="T15">&lt;aside&gt;</text:span></text:p>
      <text:p text:style-name="P4"><text:span text:style-name="T15">&lt;caption&gt;</text:span></text:p>
      <text:p text:style-name="P13"/>
      <text:list xml:id="list1219425226557335692" text:style-name="WWNum10">
        <text:list-item>
          <text:p text:style-name="P17"><text:span text:style-name="T15">Pentru a defini o lista de optiuni predefinite pentru un element &lt;input&gt;, folosim tag-ul :</text:span></text:p>
        </text:list-item>
      </text:list>
      <text:p text:style-name="P4"><text:span text:style-name="T16">&lt;datalist&gt;</text:span></text:p>
      <text:p text:style-name="P4"><text:span text:style-name="T15">&lt;input&gt;</text:span></text:p>
      <text:p text:style-name="P4"><text:span text:style-name="T15">&lt;li&gt;</text:span></text:p>
      <text:p text:style-name="P13"/>
      <text:list xml:id="list1157258132200366717" text:style-name="WWNum11">
        <text:list-item>
          <text:p text:style-name="P18"><text:span text:style-name="T1"><text:s/>S</text:span><text:span text:style-name="T2">ecvență de caractere standardizată, folosită pentru</text:span><text:span text:style-name="T7"> denumirea</text:span><text:span text:style-name="T2"> unor resurse de pe </text:span><text:a xlink:type="simple" xlink:href="https://ro.wikipedia.org/wiki/Internet" text:style-name="Internet_20_link" text:visited-style-name="Visited_20_Internet_20_Link"><text:span text:style-name="T3">Internet</text:span></text:a><text:span text:style-name="T4">. </text:span></text:p>
        </text:list-item>
      </text:list>
      <text:p text:style-name="P4"><text:span text:style-name="T6">URN</text:span></text:p>
      <text:p text:style-name="P4"><text:span text:style-name="T5">URI</text:span></text:p>
      <text:p text:style-name="P4"><text:span text:style-name="T5">URL</text:span></text:p>
      <text:p text:style-name="P11"/>
      <text:p text:style-name="P11"/>
      <text:list xml:id="list6846670470609049647" text:style-name="WWNum12">
        <text:list-item>
          <text:p text:style-name="P19"><text:span text:style-name="T5">Tag folosit pentru a imparti pagina in &lt;frame&gt;-uri :</text:span></text:p>
        </text:list-item>
      </text:list>
      <text:p text:style-name="P4"><text:span text:style-name="T6">&lt;frameset&gt;</text:span></text:p>
      <text:p text:style-name="P4"><text:span text:style-name="T5">&lt;multiframe&gt;</text:span></text:p>
      <text:p text:style-name="P4"><text:span text:style-name="T5">&lt;framegroup&gt;</text:span></text:p>
      <text:p text:style-name="P4"><text:span text:style-name="T5">//stiu ca ultimele nu exista</text:span></text:p>
      <text:p text:style-name="P11"/>
      <text:list xml:id="list7876708495506326621" text:style-name="WWNum13">
        <text:list-item>
          <text:p text:style-name="P20"><text:span text:style-name="T5">Tag ce nu poate lipsi dintr-un document HTML :</text:span></text:p>
        </text:list-item>
      </text:list>
      <text:p text:style-name="P4"><text:span text:style-name="T6">&lt;html&gt;</text:span></text:p>
      <text:p text:style-name="P4"><text:span text:style-name="T5">&lt;body&gt;</text:span></text:p>
      <text:p text:style-name="P4"><text:span text:style-name="T5">&lt;head&gt;</text:span></text:p>
      <text:p text:style-name="P11"/>
      <text:list xml:id="list2789489204738423383" text:style-name="WWNum14">
        <text:list-item>
          <text:p text:style-name="P21"><text:span text:style-name="T5">Tag reprezentand container-ul elementelor introductive ale unui &lt;article&gt;</text:span></text:p>
        </text:list-item>
      </text:list>
      <text:p text:style-name="P4"><text:span text:style-name="T6">&lt;header&gt;</text:span></text:p>
      <text:p text:style-name="P4"><text:span text:style-name="T5">&lt;head&gt;</text:span></text:p>
      <text:p text:style-name="P4"><text:span text:style-name="T5">&lt;hr&gt;</text:span></text:p>
      <text:p text:style-name="P11"/>
      <text:list xml:id="list8211690337472473814" text:style-name="WWNum15">
        <text:list-item>
          <text:p text:style-name="P22"><text:span text:style-name="T5">Care reprezinta cel mai important heading element?</text:span></text:p>
        </text:list-item>
      </text:list>
      <text:p text:style-name="P4"><text:span text:style-name="T6">&lt;h1&gt;</text:span></text:p>
      <text:p text:style-name="P4"><text:span text:style-name="T5">&lt;h6&gt;</text:span></text:p>
      <text:p text:style-name="P4"><text:span text:style-name="T5">&lt;hr&gt;</text:span></text:p>
      <text:p text:style-name="P11"/>
      <text:list xml:id="list5958451894595326494" text:style-name="WWNum16">
        <text:list-item>
          <text:p text:style-name="P23"><text:span text:style-name="T5">Lista ordonata (tag) :</text:span></text:p>
        </text:list-item>
      </text:list>
      <text:p text:style-name="P4"><text:span text:style-name="T6">&lt;ol&gt;</text:span></text:p>
      <text:p text:style-name="P4"><text:span text:style-name="T5">&lt;li&gt;</text:span></text:p>
      <text:p text:style-name="P4"><text:span text:style-name="T5">&lt;ul&gt;</text:span></text:p>
      <text:p text:style-name="P11"/>
      <text:list xml:id="list7601155368991300864" text:style-name="WWNum17">
        <text:list-item>
          <text:p text:style-name="P24"><text:span text:style-name="T5">Lista neordonata (tag) :</text:span></text:p>
        </text:list-item>
      </text:list>
      <text:p text:style-name="P4"><text:span text:style-name="T6">&lt;ul&gt;</text:span></text:p>
      <text:p text:style-name="P4"><text:span text:style-name="T5">&lt;ol&gt;</text:span></text:p>
      <text:p text:style-name="P4"><text:span text:style-name="T5">&lt;li&gt;</text:span></text:p>
      <text:p text:style-name="P11"/>
      <text:list xml:id="list1084027730709254384" text:style-name="WWNum18">
        <text:list-item>
          <text:p text:style-name="P25"><text:span text:style-name="T5">Tag ce introduce o bara de progres : </text:span></text:p>
        </text:list-item>
      </text:list>
      <text:p text:style-name="P4"><text:soft-page-break/><text:span text:style-name="T6">&lt;progress&gt;</text:span></text:p>
      <text:p text:style-name="P4"><text:span text:style-name="T5">&lt;meter&gt;</text:span></text:p>
      <text:p text:style-name="P4"><text:span text:style-name="T5">&lt;mark&gt;</text:span></text:p>
      <text:list xml:id="list3019473375515693995" text:style-name="WWNum19">
        <text:list-item>
          <text:p text:style-name="P26"><text:span text:style-name="T5">URI nu recunoaste caractere Unicode. In schimb, le recunoaste :</text:span></text:p>
        </text:list-item>
      </text:list>
      <text:p text:style-name="P4"><text:span text:style-name="T6">IRI</text:span></text:p>
      <text:p text:style-name="P4"><text:span text:style-name="T5">URU</text:span></text:p>
      <text:p text:style-name="P4"><text:span text:style-name="T5">IRU</text:span></text:p>
      <text:p text:style-name="P11"/>
      <text:list xml:id="list920728381747837808" text:style-name="WWNum20">
        <text:list-item>
          <text:p text:style-name="P27"><text:span text:style-name="T5">Port standard de acces HTTP :</text:span></text:p>
        </text:list-item>
      </text:list>
      <text:p text:style-name="P4"><text:span text:style-name="T6">80</text:span></text:p>
      <text:p text:style-name="P4"><text:span text:style-name="T5">25</text:span></text:p>
      <text:p text:style-name="P4"><text:span text:style-name="T5">115</text:span></text:p>
      <text:p text:style-name="P11"/>
      <text:p text:style-name="P4"><text:span text:style-name="T5">21) Metode HTTP : cerere – efectuată de un client – pentru accesul la reprezentarea unei resurse :</text:span></text:p>
      <text:p text:style-name="P4"><text:span text:style-name="T6">GET</text:span></text:p>
      <text:p text:style-name="P4"><text:span text:style-name="T5">POST</text:span></text:p>
      <text:p text:style-name="P4"><text:span text:style-name="T5">PUT</text:span></text:p>
      <text:p text:style-name="P11"/>
      <text:p text:style-name="P4"><text:span text:style-name="T5">22) Metode HTTP : actualizează o reprezentare de resursă sau eventual creează o resursă la nivel de server Web :</text:span></text:p>
      <text:p text:style-name="P4"><text:span text:style-name="T6">PUT</text:span></text:p>
      <text:p text:style-name="P4"><text:span text:style-name="T5">HEAD</text:span></text:p>
      <text:p text:style-name="P4"><text:span text:style-name="T5">POST</text:span></text:p>
      <text:p text:style-name="P11"/>
      <text:list xml:id="list7898192480788738160" text:style-name="WWNum21">
        <text:list-item>
          <text:p text:style-name="P28"><text:span text:style-name="T5">Metode HTTP : creează o resursă, trimitând uzual entități (date, acțiuni) spre server :</text:span></text:p>
        </text:list-item>
      </text:list>
      <text:p text:style-name="P4"><text:span text:style-name="T6">POST</text:span></text:p>
      <text:p text:style-name="P4"><text:span text:style-name="T5">PUT</text:span></text:p>
      <text:p text:style-name="P4"><text:span text:style-name="T5">HEAD</text:span></text:p>
      <text:p text:style-name="P11"/>
      <text:list xml:id="list8264464877375817034" text:style-name="WWNum22">
        <text:list-item>
          <text:p text:style-name="P29"><text:span text:style-name="T5">Metode HTTP : Care metoda nu este safe? (Nu conduce la modificarea starii serverului)</text:span></text:p>
        </text:list-item>
      </text:list>
      <text:p text:style-name="P4"><text:span text:style-name="T6">PUT</text:span></text:p>
      <text:p text:style-name="P4"><text:span text:style-name="T5">GET</text:span></text:p>
      <text:p text:style-name="P4"><text:span text:style-name="T5">HEAD</text:span></text:p>
      <text:p text:style-name="P11"/>
      <text:p text:style-name="P11"/>
      <text:p text:style-name="P11"/>
      <text:p text:style-name="P11"/>
      <text:list xml:id="list3952027729132332698" text:style-name="WWNum23">
        <text:list-item>
          <text:p text:style-name="P30"><text:span text:style-name="T5">Metode HTTP : Care este metoda neidempotenta?</text:span></text:p>
        </text:list-item>
      </text:list>
      <text:p text:style-name="P4"><text:span text:style-name="T6">POST</text:span></text:p>
      <text:p text:style-name="P4"><text:span text:style-name="T5">DELETE</text:span></text:p>
      <text:p text:style-name="P4"><text:span text:style-name="T5">HEAD</text:span></text:p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472in" style:writing-mode="page"/>
      <style:text-properties style:use-window-font-color="true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 text:start-value="4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 text:start-value="6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 text:start-value="7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 text:start-value="8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 text:start-value="9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1" text:start-value="10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1" text:start-value="1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 text:start-value="12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 text:start-value="13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 text:start-value="14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1" text:start-value="15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 text:start-value="1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1" text:start-value="17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1" text:start-value="18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1" text:start-value="19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1" text:start-value="20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)" style:num-format="1" text:start-value="23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)" style:num-format="1" text:start-value="24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1" text:start-value="25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2:43:41</meta:creation-date>
    <dc:date>2017-04-26T13:30:08.018894853</dc:date>
    <dc:title>Secvență de caractere standardizată, folosită pentru localizarea unor resurse de pe Internet. </dc:title>
    <meta:generator>LibreOffice/5.1.6.2$Linux_X86_64 LibreOffice_project/10m0$Build-2</meta:generator>
    <meta:editing-duration>PT23S</meta:editing-duration>
    <meta:editing-cycles>1</meta:editing-cycles>
    <meta:document-statistic meta:table-count="0" meta:image-count="0" meta:object-count="0" meta:page-count="3" meta:paragraph-count="101" meta:word-count="421" meta:character-count="2477" meta:non-whitespace-character-count="2169"/>
    <meta:user-defined meta:name="DocSecurity" meta:value-type="float">0</meta:user-defined>
    <meta:user-defined meta:name="KSOProductBuildVer">1033-9.1.0.4550</meta:user-defined>
    <meta:user-defined meta:name="LinksUpToDate" meta:value-type="boolean">false</meta:user-defined>
    <meta:user-defined meta:name="ScaleCrop" meta:value-type="boolean">false</meta:user-defined>
  </office:meta>
</office:document-meta>
</file>